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709ADAEA04D174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paragraph" svg:width="6.9252in" svg:height="3.8953in" draw:z-index="0"><draw:image xlink:href="Pictures/100000000000078000000438709ADAEA04D174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0:47:45.205000000</meta:creation-date>
    <dc:date>2020-09-16T09:40:57.789000000</dc:date>
    <meta:editing-duration>PT22H43M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1.2$Windows_X86_64 LibreOffice_project/7bcb35dc3024a62dea0caee87020152d1ee96e71</meta:generator>
  </office:meta>
</office:document-meta>
</file>